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3" style:family="table">
      <style:table-properties style:width="8.507cm" fo:margin-left="-0.028cm" fo:margin-top="0cm" fo:margin-bottom="0cm" table:align="left" style:writing-mode="lr-tb"/>
    </style:style>
    <style:style style:name="Taula3.A" style:family="table-column">
      <style:table-column-properties style:column-width="3.307cm"/>
    </style:style>
    <style:style style:name="Taula3.B" style:family="table-column">
      <style:table-column-properties style:column-width="5.2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middle" fo:background-color="#ffffff" style:border-line-width-left="0.009cm 0.009cm 0.009cm" style:border-line-width-top="0.009cm 0.009cm 0.009cm" style:border-line-width-bottom="0.009cm 0.009cm 0.009cm" fo:padding-left="0.032cm" fo:padding-right="0.049cm" fo:padding-top="0.049cm" fo:padding-bottom="0.049cm" fo:border-left="0.75pt double #808080" fo:border-right="none" fo:border-top="0.75pt double #808080" fo:border-bottom="0.75pt double #808080">
        <style:background-image/>
      </style:table-cell-properties>
    </style:style>
    <style:style style:name="Taula3.B1" style:family="table-cell">
      <style:table-cell-properties style:vertical-align="middle" fo:background-color="#ffffff" style:border-line-width="0.009cm 0.009cm 0.009cm" fo:padding-left="0.032cm" fo:padding-right="0.049cm" fo:padding-top="0.049cm" fo:padding-bottom="0.049cm" fo:border="0.75pt double #808080">
        <style:background-image/>
      </style:table-cell-properties>
    </style:style>
    <style:style style:name="Taula3.A2" style:family="table-cell">
      <style:table-cell-properties style:vertical-align="middle" fo:background-color="#ccff99" style:border-line-width-left="0.009cm 0.009cm 0.009cm" style:border-line-width-top="0.009cm 0.009cm 0.009cm" style:border-line-width-bottom="0.009cm 0.009cm 0.009cm" fo:padding-left="0.032cm" fo:padding-right="0.049cm" fo:padding-top="0.049cm" fo:padding-bottom="0.049cm" fo:border-left="0.75pt double #808080" fo:border-right="none" fo:border-top="0.75pt double #808080" fo:border-bottom="0.75pt double #808080">
        <style:background-image/>
      </style:table-cell-properties>
    </style:style>
    <style:style style:name="Taula3.B2" style:family="table-cell">
      <style:table-cell-properties style:vertical-align="middle" fo:background-color="#ccff99" style:border-line-width="0.009cm 0.009cm 0.009cm" fo:padding-left="0.032cm" fo:padding-right="0.049cm" fo:padding-top="0.049cm" fo:padding-bottom="0.049cm" fo:border="0.75pt double #808080">
        <style:background-image/>
      </style:table-cell-properties>
    </style:style>
    <style:style style:name="Taula3.A3" style:family="table-cell">
      <style:table-cell-properties style:vertical-align="middle" fo:background-color="#ccff99" style:border-line-width-left="0.009cm 0.009cm 0.009cm" style:border-line-width-bottom="0.009cm 0.009cm 0.009cm" fo:padding-left="0.032cm" fo:padding-right="0.049cm" fo:padding-top="0.049cm" fo:padding-bottom="0.049cm" fo:border-left="0.75pt double #808080" fo:border-right="none" fo:border-top="none" fo:border-bottom="0.75pt double #808080">
        <style:background-image/>
      </style:table-cell-properties>
    </style:style>
    <style:style style:name="Taula3.B3" style:family="table-cell">
      <style:table-cell-properties style:vertical-align="middle" fo:background-color="#ccff99" style:border-line-width-left="0.009cm 0.009cm 0.009cm" style:border-line-width-right="0.009cm 0.009cm 0.009cm" style:border-line-width-bottom="0.009cm 0.009cm 0.009cm" fo:padding-left="0.032cm" fo:padding-right="0.049cm" fo:padding-top="0.049cm" fo:padding-bottom="0.049cm" fo:border-left="0.75pt double #808080" fo:border-right="0.75pt double #808080" fo:border-top="none" fo:border-bottom="0.75pt double #808080">
        <style:background-image/>
      </style:table-cell-properties>
    </style:style>
    <style:style style:name="Taula3.A8" style:family="table-cell">
      <style:table-cell-properties style:vertical-align="middle" fo:background-color="#ffffcc" style:border-line-width-left="0.009cm 0.009cm 0.009cm" style:border-line-width-bottom="0.009cm 0.009cm 0.009cm" fo:padding-left="0.032cm" fo:padding-right="0.049cm" fo:padding-top="0.049cm" fo:padding-bottom="0.049cm" fo:border-left="0.75pt double #808080" fo:border-right="none" fo:border-top="none" fo:border-bottom="0.75pt double #808080">
        <style:background-image/>
      </style:table-cell-properties>
    </style:style>
    <style:style style:name="Taula3.B8" style:family="table-cell">
      <style:table-cell-properties style:vertical-align="middle" fo:background-color="#ffffcc" style:border-line-width-left="0.009cm 0.009cm 0.009cm" style:border-line-width-right="0.009cm 0.009cm 0.009cm" style:border-line-width-bottom="0.009cm 0.009cm 0.009cm" fo:padding-left="0.032cm" fo:padding-right="0.049cm" fo:padding-top="0.049cm" fo:padding-bottom="0.049cm" fo:border-left="0.75pt double #808080" fo:border-right="0.75pt double #808080" fo:border-top="none" fo:border-bottom="0.75pt double #808080">
        <style:background-image/>
      </style:table-cell-properties>
    </style:style>
    <style:style style:name="Taula3.A11" style:family="table-cell">
      <style:table-cell-properties style:vertical-align="middle" fo:background-color="#ccffff" style:border-line-width-left="0.009cm 0.009cm 0.009cm" style:border-line-width-bottom="0.009cm 0.009cm 0.009cm" fo:padding-left="0.032cm" fo:padding-right="0.049cm" fo:padding-top="0.049cm" fo:padding-bottom="0.049cm" fo:border-left="0.75pt double #808080" fo:border-right="none" fo:border-top="none" fo:border-bottom="0.75pt double #808080">
        <style:background-image/>
      </style:table-cell-properties>
    </style:style>
    <style:style style:name="Taula3.B11" style:family="table-cell">
      <style:table-cell-properties style:vertical-align="middle" fo:background-color="#ccffff" style:border-line-width-left="0.009cm 0.009cm 0.009cm" style:border-line-width-right="0.009cm 0.009cm 0.009cm" style:border-line-width-bottom="0.009cm 0.009cm 0.009cm" fo:padding-left="0.032cm" fo:padding-right="0.049cm" fo:padding-top="0.049cm" fo:padding-bottom="0.049cm" fo:border-left="0.75pt double #808080" fo:border-right="0.75pt double #808080" fo:border-top="none" fo:border-bottom="0.75pt double #808080">
        <style:background-image/>
      </style:table-cell-properties>
    </style:style>
    <style:style style:name="Taula3.A13" style:family="table-cell">
      <style:table-cell-properties style:vertical-align="middle" fo:background-color="#ffffff" style:border-line-width-left="0.009cm 0.009cm 0.009cm" style:border-line-width-bottom="0.009cm 0.009cm 0.009cm" fo:padding-left="0.032cm" fo:padding-right="0.049cm" fo:padding-top="0.049cm" fo:padding-bottom="0.049cm" fo:border-left="0.75pt double #808080" fo:border-right="none" fo:border-top="none" fo:border-bottom="0.75pt double #808080">
        <style:background-image/>
      </style:table-cell-properties>
    </style:style>
    <style:style style:name="Taula3.B13" style:family="table-cell">
      <style:table-cell-properties style:vertical-align="middle" fo:background-color="#ffffff" style:border-line-width-left="0.009cm 0.009cm 0.009cm" style:border-line-width-right="0.009cm 0.009cm 0.009cm" style:border-line-width-bottom="0.009cm 0.009cm 0.009cm" fo:padding-left="0.032cm" fo:padding-right="0.049cm" fo:padding-top="0.049cm" fo:padding-bottom="0.049cm" fo:border-left="0.75pt double #808080" fo:border-right="0.75pt double #808080" fo:border-top="none" fo:border-bottom="0.75pt double #808080">
        <style:background-image/>
      </style:table-cell-properties>
    </style:style>
    <style:style style:name="Taula3.A28" style:family="table-cell">
      <style:table-cell-properties style:vertical-align="middle" fo:background-color="#ccff99" style:border-line-width-left="0.009cm 0.009cm 0.009cm" style:border-line-width-bottom="0.009cm 0.009cm 0.009cm" fo:padding-left="0.03cm" fo:padding-right="0.049cm" fo:padding-top="0.049cm" fo:padding-bottom="0.049cm" fo:border-left="0.75pt double #808080" fo:border-right="none" fo:border-top="none" fo:border-bottom="0.75pt double #808080">
        <style:background-image/>
      </style:table-cell-properties>
    </style:style>
    <style:style style:name="Taula3.B28" style:family="table-cell">
      <style:table-cell-properties style:vertical-align="middle" fo:background-color="#ccff99" style:border-line-width-left="0.009cm 0.009cm 0.009cm" style:border-line-width-right="0.009cm 0.009cm 0.009cm" style:border-line-width-bottom="0.009cm 0.009cm 0.009cm" fo:padding-left="0.03cm" fo:padding-right="0.049cm" fo:padding-top="0.049cm" fo:padding-bottom="0.049cm" fo:border-left="0.75pt double #808080" fo:border-right="0.75pt double #808080" fo:border-top="none" fo:border-bottom="0.75pt double #808080">
        <style:background-image/>
      </style:table-cell-properties>
    </style:style>
    <style:style style:name="Taula3.55" style:family="table-row">
      <style:table-row-properties style:min-row-height="0.549cm" fo:keep-together="auto"/>
    </style:style>
    <style:style style:name="Taula3.A55" style:family="table-cell">
      <style:table-cell-properties style:vertical-align="middle" fo:background-color="#ffcccc" style:border-line-width-left="0.009cm 0.009cm 0.009cm" style:border-line-width-bottom="0.009cm 0.009cm 0.009cm" fo:padding-left="0.032cm" fo:padding-right="0.049cm" fo:padding-top="0.049cm" fo:padding-bottom="0.049cm" fo:border-left="0.75pt double #808080" fo:border-right="none" fo:border-top="none" fo:border-bottom="0.75pt double #808080">
        <style:background-image/>
      </style:table-cell-properties>
    </style:style>
    <style:style style:name="Taula3.B55" style:family="table-cell">
      <style:table-cell-properties style:vertical-align="middle" fo:background-color="#ffcccc" style:border-line-width-left="0.009cm 0.009cm 0.009cm" style:border-line-width-right="0.009cm 0.009cm 0.009cm" style:border-line-width-bottom="0.009cm 0.009cm 0.009cm" fo:padding-left="0.032cm" fo:padding-right="0.049cm" fo:padding-top="0.049cm" fo:padding-bottom="0.049cm" fo:border-left="0.75pt double #808080" fo:border-right="0.75pt double #808080" fo:border-top="none" fo:border-bottom="0.75pt double #808080">
        <style:background-image/>
      </style:table-cell-properties>
    </style:style>
    <style:style style:name="P1" style:family="paragraph" style:parent-style-name="Standard">
      <style:text-properties officeooo:paragraph-rsid="0008de88"/>
    </style:style>
    <style:style style:name="P2" style:family="paragraph" style:parent-style-name="Text_20_body">
      <style:paragraph-properties fo:text-align="start" style:justify-single-word="false"/>
      <style:text-properties fo:font-size="8pt" officeooo:rsid="00186df3" officeooo:paragraph-rsid="0008de88" style:font-size-asian="8pt" style:font-size-complex="8pt"/>
    </style:style>
    <style:style style:name="P3" style:family="paragraph" style:parent-style-name="Text_20_body">
      <style:paragraph-properties fo:text-align="start" style:justify-single-word="false"/>
      <style:text-properties fo:font-size="8pt" officeooo:rsid="001616cf" officeooo:paragraph-rsid="0008de88" style:font-size-asian="8pt" style:font-size-complex="8pt"/>
    </style:style>
    <style:style style:name="P4" style:family="paragraph" style:parent-style-name="Text_20_body">
      <style:text-properties fo:font-size="8pt" officeooo:rsid="001616cf" officeooo:paragraph-rsid="0008de88" style:font-size-asian="8pt" style:font-size-complex="8pt"/>
    </style:style>
    <style:style style:name="P5" style:family="paragraph" style:parent-style-name="Text_20_body">
      <style:text-properties fo:font-size="8pt" officeooo:rsid="001616cf" officeooo:paragraph-rsid="0008de88" fo:background-color="transparent" style:font-size-asian="8pt" style:font-size-complex="8pt"/>
    </style:style>
    <style:style style:name="P6" style:family="paragraph" style:parent-style-name="Table_20_Contents">
      <style:text-properties fo:font-size="8pt" fo:font-weight="bold" officeooo:rsid="001775e5" officeooo:paragraph-rsid="0008de88" style:font-size-asian="8pt" style:font-weight-asian="bold" style:font-size-complex="8pt"/>
    </style:style>
    <style:style style:name="P7" style:family="paragraph" style:parent-style-name="Table_20_Contents">
      <style:text-properties fo:font-size="8pt" officeooo:rsid="00186df3" officeooo:paragraph-rsid="0008de88" style:font-size-asian="8pt" style:font-size-complex="8pt"/>
    </style:style>
    <style:style style:name="P8" style:family="paragraph" style:parent-style-name="Table_20_Contents">
      <style:text-properties fo:font-size="8pt" officeooo:rsid="001bbda6" officeooo:paragraph-rsid="0008de88" style:font-size-asian="8pt" style:font-size-complex="8pt"/>
    </style:style>
    <style:style style:name="P9" style:family="paragraph" style:parent-style-name="Table_20_Contents">
      <style:text-properties fo:font-size="8pt" officeooo:rsid="001b448c" officeooo:paragraph-rsid="0008de88" style:font-size-asian="8pt" style:font-size-complex="8pt"/>
    </style:style>
    <style:style style:name="P10" style:family="paragraph" style:parent-style-name="Table_20_Contents">
      <style:text-properties fo:font-size="8pt" officeooo:rsid="001d543f" officeooo:paragraph-rsid="0008de88" style:font-size-asian="8pt" style:font-size-complex="8pt"/>
    </style:style>
    <style:style style:name="P11" style:family="paragraph" style:parent-style-name="Table_20_Contents">
      <style:text-properties fo:font-size="8pt" officeooo:rsid="001dfc0c" officeooo:paragraph-rsid="0008de88" style:font-size-asian="8pt" style:font-size-complex="8pt"/>
    </style:style>
    <style:style style:name="P12" style:family="paragraph" style:parent-style-name="Table_20_Contents">
      <style:text-properties fo:font-size="8pt" officeooo:rsid="001a59e5" officeooo:paragraph-rsid="0008de88" style:font-size-asian="8pt" style:font-size-complex="8pt"/>
    </style:style>
    <style:style style:name="P13" style:family="paragraph" style:parent-style-name="Table_20_Contents">
      <style:text-properties fo:font-size="8pt" officeooo:paragraph-rsid="0008de88" style:font-size-asian="8pt" style:font-size-complex="8pt"/>
    </style:style>
    <style:style style:name="P14" style:family="paragraph" style:parent-style-name="Table_20_Contents">
      <style:text-properties fo:font-size="8pt" style:text-underline-style="none" officeooo:rsid="001b448c" officeooo:paragraph-rsid="0008de88" style:font-size-asian="8pt" style:font-size-complex="8pt"/>
    </style:style>
    <style:style style:name="P15" style:family="paragraph" style:parent-style-name="Table_20_Contents">
      <style:text-properties fo:font-size="8pt" officeooo:paragraph-rsid="0008de88" fo:background-color="transparent" style:font-size-asian="8pt" style:font-size-complex="8pt"/>
    </style:style>
    <style:style style:name="P16" style:family="paragraph" style:parent-style-name="Table_20_Contents">
      <style:text-properties style:font-name="Liberation Serif" fo:font-size="8pt" officeooo:paragraph-rsid="0008de88" style:font-size-asian="8pt" style:font-size-complex="8pt"/>
    </style:style>
    <style:style style:name="P17" style:family="paragraph" style:parent-style-name="Table_20_Contents">
      <style:text-properties officeooo:paragraph-rsid="0008de88"/>
    </style:style>
    <style:style style:name="T1" style:family="text">
      <style:text-properties style:text-position="super 58%"/>
    </style:style>
    <style:style style:name="T2" style:family="text">
      <style:text-properties officeooo:rsid="001a59e5"/>
    </style:style>
    <style:style style:name="T3" style:family="text">
      <style:text-properties officeooo:rsid="001d543f"/>
    </style:style>
    <style:style style:name="T4" style:family="text">
      <style:text-properties officeooo:rsid="001775e5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officeooo:rsid="001dfc0c"/>
    </style:style>
    <style:style style:name="T7" style:family="text">
      <style:text-properties officeooo:rsid="001fa4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6">Descriptor name</text:p>
          </table:table-cell>
          <table:table-cell table:style-name="Taula3.B1" office:value-type="string">
            <text:p text:style-name="P6">Description</text:p>
          </table:table-cell>
        </table:table-row>
        <table:table-row table:style-name="Taula3.1">
          <table:table-cell table:style-name="Taula3.A2" office:value-type="string">
            <text:p text:style-name="P2">bark_flatness</text:p>
          </table:table-cell>
          <table:table-cell table:style-name="Taula3.B2" office:value-type="string">
            <text:p text:style-name="P7">Flatness over energies in BB.</text:p>
          </table:table-cell>
        </table:table-row>
        <table:table-row table:style-name="Taula3.1">
          <table:table-cell table:style-name="Taula3.A3" office:value-type="string">
            <text:p text:style-name="P3">bark_Flux</text:p>
          </table:table-cell>
          <table:table-cell table:style-name="Taula3.B3" office:value-type="string">
            <text:p text:style-name="P7">How quickly this energies vary</text:p>
          </table:table-cell>
        </table:table-row>
        <table:table-row table:style-name="Taula3.1">
          <table:table-cell table:style-name="Taula3.A2" office:value-type="string">
            <text:p text:style-name="P4">BarkBands</text:p>
          </table:table-cell>
          <table:table-cell table:style-name="Taula3.B2" office:value-type="string">
            <text:p text:style-name="P7">Spectral energy in 27 Bark bands</text:p>
          </table:table-cell>
        </table:table-row>
        <table:table-row table:style-name="Taula3.1">
          <table:table-cell table:style-name="Taula3.A1" office:value-type="string">
            <text:p text:style-name="P4">barkshape:kurtosis</text:p>
          </table:table-cell>
          <table:table-cell table:style-name="Taula3.B1" office:value-type="string">
            <text:p text:style-name="P7">4<text:span text:style-name="T1">th</text:span> moment of bark shape func.</text:p>
          </table:table-cell>
        </table:table-row>
        <table:table-row table:style-name="Taula3.1">
          <table:table-cell table:style-name="Taula3.A1" office:value-type="string">
            <text:p text:style-name="P4">barkshape:skewness</text:p>
          </table:table-cell>
          <table:table-cell table:style-name="Taula3.B1" office:value-type="string">
            <text:p text:style-name="P7">3<text:span text:style-name="T1">rd</text:span> moment of bark shape func.</text:p>
          </table:table-cell>
        </table:table-row>
        <table:table-row table:style-name="Taula3.1">
          <table:table-cell table:style-name="Taula3.A2" office:value-type="string">
            <text:p text:style-name="P4">barkshape:spread</text:p>
          </table:table-cell>
          <table:table-cell table:style-name="Taula3.B2" office:value-type="string">
            <text:p text:style-name="P7">2<text:span text:style-name="T1">nd</text:span> moment of bark shape func.</text:p>
          </table:table-cell>
        </table:table-row>
        <table:table-row table:style-name="Taula3.1">
          <table:table-cell table:style-name="Taula3.A8" office:value-type="string">
            <text:p text:style-name="P13">BpmHistogram:sinusoid</text:p>
          </table:table-cell>
          <table:table-cell table:style-name="Taula3.B8" office:value-type="string">
            <text:p text:style-name="P13">sinusoidal model of the tick's positions</text:p>
          </table:table-cell>
        </table:table-row>
        <table:table-row table:style-name="Taula3.1">
          <table:table-cell table:style-name="Taula3.A8" office:value-type="string">
            <text:p text:style-name="P4">BpmHistogram:tempogram</text:p>
          </table:table-cell>
          <table:table-cell table:style-name="Taula3.B8" office:value-type="string">
            <text:p text:style-name="P7">BPM representation over time</text:p>
          </table:table-cell>
        </table:table-row>
        <table:table-row table:style-name="Taula3.1">
          <table:table-cell table:style-name="Taula3.A8" office:value-type="string">
            <text:p text:style-name="P13">BpmHistogram::ticks</text:p>
          </table:table-cell>
          <table:table-cell table:style-name="Taula3.B8" office:value-type="string">
            <text:p text:style-name="P13">ticks' positions in seconds.</text:p>
          </table:table-cell>
        </table:table-row>
        <table:table-row table:style-name="Taula3.1">
          <table:table-cell table:style-name="Taula3.A11" office:value-type="string">
            <text:p text:style-name="P4">Centroid</text:p>
          </table:table-cell>
          <table:table-cell table:style-name="Taula3.B11" office:value-type="string">
            <text:p text:style-name="P7">Center of mass of the spectrum</text:p>
          </table:table-cell>
        </table:table-row>
        <table:table-row table:style-name="Taula3.1">
          <table:table-cell table:style-name="Taula3.A11" office:value-type="string">
            <text:p text:style-name="P4">Crest</text:p>
          </table:table-cell>
          <table:table-cell table:style-name="Taula3.B11" office:value-type="string">
            <text:p text:style-name="P7">Ratio between max an mean of a spectrum.</text:p>
          </table:table-cell>
        </table:table-row>
        <table:table-row table:style-name="Taula3.1">
          <table:table-cell table:style-name="Taula3.A13" office:value-type="string">
            <text:p text:style-name="P4">crunchiness</text:p>
          </table:table-cell>
          <table:table-cell table:style-name="Taula3.B13" office:value-type="string">
            <text:p text:style-name="P8">Pitch salience?</text:p>
          </table:table-cell>
        </table:table-row>
        <table:table-row table:style-name="Taula3.1">
          <table:table-cell table:style-name="Taula3.A11" office:value-type="string">
            <text:p text:style-name="P4">Dissonance</text:p>
          </table:table-cell>
          <table:table-cell table:style-name="Taula3.B11" office:value-type="string">
            <text:p text:style-name="P7">Perceptual roughness measure</text:p>
          </table:table-cell>
        </table:table-row>
        <table:table-row table:style-name="Taula3.1">
          <table:table-cell table:style-name="Taula3.A13" office:value-type="string">
            <text:p text:style-name="P4">DistributionShape:kurtosis</text:p>
          </table:table-cell>
          <table:table-cell table:style-name="Taula3.B13" office:value-type="string">
            <text:p text:style-name="P7">4<text:span text:style-name="T1">th</text:span> moment of spectral shape func</text:p>
          </table:table-cell>
        </table:table-row>
        <table:table-row table:style-name="Taula3.1">
          <table:table-cell table:style-name="Taula3.A13" office:value-type="string">
            <text:p text:style-name="P4">DistributionShape:skewness</text:p>
          </table:table-cell>
          <table:table-cell table:style-name="Taula3.B13" office:value-type="string">
            <text:p text:style-name="P7">3<text:span text:style-name="T1">rd</text:span> moment of spectral shape func.</text:p>
          </table:table-cell>
        </table:table-row>
        <table:table-row table:style-name="Taula3.1">
          <table:table-cell table:style-name="Taula3.A11" office:value-type="string">
            <text:p text:style-name="P4">DistributionShape:spread</text:p>
          </table:table-cell>
          <table:table-cell table:style-name="Taula3.B11" office:value-type="string">
            <text:p text:style-name="P7">2<text:span text:style-name="T1">nd</text:span> moment of spectral shape func</text:p>
          </table:table-cell>
        </table:table-row>
        <table:table-row table:style-name="Taula3.1">
          <table:table-cell table:style-name="Taula3.A13" office:value-type="string">
            <text:p text:style-name="P4">ERBBands</text:p>
          </table:table-cell>
          <table:table-cell table:style-name="Taula3.B13" office:value-type="string">
            <text:p text:style-name="P7">Spectral energy in ERB bands</text:p>
          </table:table-cell>
        </table:table-row>
        <table:table-row table:style-name="Taula3.1">
          <table:table-cell table:style-name="Taula3.A11" office:value-type="string">
            <text:p text:style-name="P4">Flux</text:p>
          </table:table-cell>
          <table:table-cell table:style-name="Taula3.B11" office:value-type="string">
            <text:p text:style-name="P7">How quickly energy in spectrum varies</text:p>
          </table:table-cell>
        </table:table-row>
        <table:table-row table:style-name="Taula3.1">
          <table:table-cell table:style-name="Taula3.A13" office:value-type="string">
            <text:p text:style-name="P4">friction</text:p>
          </table:table-cell>
          <table:table-cell table:style-name="Taula3.B13" office:value-type="string">
            <text:p text:style-name="P13"><text:s/><text:span text:style-name="T2">= tristimulus?</text:span></text:p>
          </table:table-cell>
        </table:table-row>
        <table:table-row table:style-name="Taula3.1">
          <table:table-cell table:style-name="Taula3.A13" office:value-type="string">
            <text:p text:style-name="P4">GFCC:ERB Bands Energy</text:p>
          </table:table-cell>
          <table:table-cell table:style-name="Taula3.B13" office:value-type="string">
            <text:p text:style-name="P9">Gammatone Feature Cepstral <text:s/>Coefficient energies</text:p>
          </table:table-cell>
        </table:table-row>
        <table:table-row table:style-name="Taula3.1">
          <table:table-cell table:style-name="Taula3.A13" office:value-type="string">
            <text:p text:style-name="P4">GFCC:gfcc</text:p>
          </table:table-cell>
          <table:table-cell table:style-name="Taula3.B13" office:value-type="string">
            <text:p text:style-name="P9">Gammatone Feature Ceptral Coefficients</text:p>
          </table:table-cell>
        </table:table-row>
        <table:table-row table:style-name="Taula3.1">
          <table:table-cell table:style-name="Taula3.A11" office:value-type="string">
            <text:p text:style-name="P4">HFC</text:p>
          </table:table-cell>
          <table:table-cell table:style-name="Taula3.B11" office:value-type="string">
            <text:p text:style-name="P9">High frequency content descriptor</text:p>
          </table:table-cell>
        </table:table-row>
        <table:table-row table:style-name="Taula3.1">
          <table:table-cell table:style-name="Taula3.A13" office:value-type="string">
            <text:p text:style-name="P4">HPCP</text:p>
          </table:table-cell>
          <table:table-cell table:style-name="Taula3.B13" office:value-type="string">
            <text:p text:style-name="P9">Harmonic Pitch Class profile: 12 semitones</text:p>
          </table:table-cell>
        </table:table-row>
        <table:table-row table:style-name="Taula3.1">
          <table:table-cell table:style-name="Taula3.A11" office:value-type="string">
            <text:p text:style-name="P4">Inharmonicity</text:p>
          </table:table-cell>
          <table:table-cell table:style-name="Taula3.B11" office:value-type="string">
            <text:p text:style-name="P14">Divergence <text:s/>of spectral coomponents from their closest multiple of F0 </text:p>
          </table:table-cell>
        </table:table-row>
        <table:table-row table:style-name="Taula3.1">
          <table:table-cell table:style-name="Taula3.A13" office:value-type="string">
            <text:p text:style-name="P4">LPC:lpc</text:p>
          </table:table-cell>
          <table:table-cell table:style-name="Taula3.B13" office:value-type="string">
            <text:p text:style-name="P9">Linear Predicting <text:s/>Coefficients: sprectral shape for speech.</text:p>
          </table:table-cell>
        </table:table-row>
        <table:table-row table:style-name="Taula3.1">
          <table:table-cell table:style-name="Taula3.A13" office:value-type="string">
            <text:p text:style-name="P4">LPC:lpcreflection</text:p>
          </table:table-cell>
          <table:table-cell table:style-name="Taula3.B13" office:value-type="string">
            <text:p text:style-name="P9">Complex representation of LPC</text:p>
          </table:table-cell>
        </table:table-row>
        <table:table-row table:style-name="Taula3.1">
          <table:table-cell table:style-name="Taula3.A28" office:value-type="string">
            <text:p text:style-name="P4">Larm</text:p>
          </table:table-cell>
          <table:table-cell table:style-name="Taula3.B28" office:value-type="string">
            <text:p text:style-name="P9">Long-term loudness estimate</text:p>
          </table:table-cell>
        </table:table-row>
        <table:table-row table:style-name="Taula3.1">
          <table:table-cell table:style-name="Taula3.A13" office:value-type="string">
            <text:p text:style-name="P4">LoudnessVickers</text:p>
          </table:table-cell>
          <table:table-cell table:style-name="Taula3.B13" office:value-type="string">
            <text:p text:style-name="P9">Vickers's Loudness</text:p>
          </table:table-cell>
        </table:table-row>
        <table:table-row table:style-name="Taula3.1">
          <table:table-cell table:style-name="Taula3.A11" office:value-type="string">
            <text:p text:style-name="P4">MFCC</text:p>
          </table:table-cell>
          <table:table-cell table:style-name="Taula3.B11" office:value-type="string">
            <text:p text:style-name="P9">Mel Cepstrum Coefficients</text:p>
          </table:table-cell>
        </table:table-row>
        <table:table-row table:style-name="Taula3.1">
          <table:table-cell table:style-name="Taula3.A11" office:value-type="string">
            <text:p text:style-name="P4">MFCC:Mel Bands Energy</text:p>
          </table:table-cell>
          <table:table-cell table:style-name="Taula3.B11" office:value-type="string">
            <text:p text:style-name="P9">Mel Cepstrum Coeficient energies</text:p>
          </table:table-cell>
        </table:table-row>
        <table:table-row table:style-name="Taula3.1">
          <table:table-cell table:style-name="Taula3.A11" office:value-type="string">
            <text:p text:style-name="P4">MaxMagFreq</text:p>
          </table:table-cell>
          <table:table-cell table:style-name="Taula3.B11" office:value-type="string">
            <text:p text:style-name="P9">Frequency with largest magnitude</text:p>
          </table:table-cell>
        </table:table-row>
        <table:table-row table:style-name="Taula3.1">
          <table:table-cell table:style-name="Taula3.A13" office:value-type="string">
            <text:p text:style-name="P4">MelBands</text:p>
          </table:table-cell>
          <table:table-cell table:style-name="Taula3.B13" office:value-type="string">
            <text:p text:style-name="P9">Energy in mel bands for spectrum</text:p>
          </table:table-cell>
        </table:table-row>
        <table:table-row table:style-name="Taula3.1">
          <table:table-cell table:style-name="Taula3.A8" office:value-type="string">
            <text:p text:style-name="P4">NoveltyCurve</text:p>
          </table:table-cell>
          <table:table-cell table:style-name="Taula3.B8" office:value-type="string">
            <text:p text:style-name="P9">Curve of predominant tempo</text:p>
          </table:table-cell>
        </table:table-row>
        <table:table-row table:style-name="Taula3.1">
          <table:table-cell table:style-name="Taula3.A11" office:value-type="string">
            <text:p text:style-name="P4">OddToEvenHarmonicEnergyRatio</text:p>
          </table:table-cell>
          <table:table-cell table:style-name="Taula3.B11" office:value-type="string">
            <text:p text:style-name="P9">Ratio between even and odd harmonics</text:p>
          </table:table-cell>
        </table:table-row>
        <table:table-row table:style-name="Taula3.1">
          <table:table-cell table:style-name="Taula3.A13" office:value-type="string">
            <text:p text:style-name="P4">OnsetDetection</text:p>
          </table:table-cell>
          <table:table-cell table:style-name="Taula3.B13" office:value-type="string">
            <text:p text:style-name="P9">Outputs onset function</text:p>
          </table:table-cell>
        </table:table-row>
        <text:soft-page-break/>
        <table:table-row table:style-name="Taula3.1">
          <table:table-cell table:style-name="Taula3.A13" office:value-type="string">
            <text:p text:style-name="P4">Onsets</text:p>
          </table:table-cell>
          <table:table-cell table:style-name="Taula3.B13" office:value-type="string">
            <text:p text:style-name="P9">Onset <text:s/>times in seconds</text:p>
          </table:table-cell>
        </table:table-row>
        <table:table-row table:style-name="Taula3.1">
          <table:table-cell table:style-name="Taula3.A13" office:value-type="string">
            <text:p text:style-name="P4">PercussiveValleys</text:p>
          </table:table-cell>
          <table:table-cell table:style-name="Taula3.B13" office:value-type="string">
            <text:p text:style-name="P13">?</text:p>
          </table:table-cell>
        </table:table-row>
        <table:table-row table:style-name="Taula3.1">
          <table:table-cell table:style-name="Taula3.A11" office:value-type="string">
            <text:p text:style-name="P4">PitchSalience</text:p>
          </table:table-cell>
          <table:table-cell table:style-name="Taula3.B11" office:value-type="string">
            <text:p text:style-name="P7">Pitch Salience: tone sensation.</text:p>
          </table:table-cell>
        </table:table-row>
        <table:table-row table:style-name="Taula3.1">
          <table:table-cell table:style-name="Taula3.A13" office:value-type="string">
            <text:p text:style-name="P4">PitchYinFFT:pitch</text:p>
          </table:table-cell>
          <table:table-cell table:style-name="Taula3.B13" office:value-type="string">
            <text:p text:style-name="P10">Detected F0 – pit ch over time</text:p>
          </table:table-cell>
        </table:table-row>
        <table:table-row table:style-name="Taula3.1">
          <table:table-cell table:style-name="Taula3.A13" office:value-type="string">
            <text:p text:style-name="P4">PitchYinFFT:pitchconfidence</text:p>
          </table:table-cell>
          <table:table-cell table:style-name="Taula3.B13" office:value-type="string">
            <text:p text:style-name="P10">Confidence of the previous detections</text:p>
          </table:table-cell>
        </table:table-row>
        <table:table-row table:style-name="Taula3.1">
          <table:table-cell table:style-name="Taula3.A3" office:value-type="string">
            <text:p text:style-name="P4">RMS</text:p>
          </table:table-cell>
          <table:table-cell table:style-name="Taula3.B3" office:value-type="string">
            <text:p text:style-name="P10">Root Mean Square, effective power of audio</text:p>
          </table:table-cell>
        </table:table-row>
        <table:table-row table:style-name="Taula3.1">
          <table:table-cell table:style-name="Taula3.A8" office:value-type="string">
            <text:p text:style-name="P4">Rhythmtransform</text:p>
          </table:table-cell>
          <table:table-cell table:style-name="Taula3.B8" office:value-type="string">
            <text:p text:style-name="P10">Rhytm representation of the signal</text:p>
          </table:table-cell>
        </table:table-row>
        <table:table-row table:style-name="Taula3.1">
          <table:table-cell table:style-name="Taula3.A11" office:value-type="string">
            <text:p text:style-name="P4">RollOff</text:p>
          </table:table-cell>
          <table:table-cell table:style-name="Taula3.B11" office:value-type="string">
            <text:p text:style-name="P13"><text:span text:style-name="T3">F</text:span>requency under which some percentage (cutoff) of the total energy of the spectrum is contained.</text:p>
          </table:table-cell>
        </table:table-row>
        <table:table-row table:style-name="Taula3.1">
          <table:table-cell table:style-name="Taula3.A13" office:value-type="string">
            <text:p text:style-name="P17"><text:span text:style-name="T4">SB</text:span>ic</text:p>
          </table:table-cell>
          <table:table-cell table:style-name="Taula3.B13" office:value-type="string">
            <text:p text:style-name="P16"><text:span text:style-name="T3">Segmentation following </text:span><text:span text:style-name="T5">Bayesian Information Criterion</text:span></text:p>
          </table:table-cell>
        </table:table-row>
        <table:table-row table:style-name="Taula3.1">
          <table:table-cell table:style-name="Taula3.A11" office:value-type="string">
            <text:p text:style-name="P4">SpectralComplexity</text:p>
          </table:table-cell>
          <table:table-cell table:style-name="Taula3.B11" office:value-type="string">
            <text:p text:style-name="P10">Based on number of peaks in spectrum</text:p>
          </table:table-cell>
        </table:table-row>
        <table:table-row table:style-name="Taula3.1">
          <table:table-cell table:style-name="Taula3.A11" office:value-type="string">
            <text:p text:style-name="P4">SpectralContrast:spectralcontrast</text:p>
          </table:table-cell>
          <table:table-cell table:style-name="Taula3.B11" office:value-type="string">
            <text:p text:style-name="P13">represent the relative spectral characteristics of music. <text:span text:style-name="T3">Coefficients</text:span></text:p>
          </table:table-cell>
        </table:table-row>
        <table:table-row table:style-name="Taula3.1">
          <table:table-cell table:style-name="Taula3.A11" office:value-type="string">
            <text:p text:style-name="P4">SpectralContrast:spectralvalleys</text:p>
          </table:table-cell>
          <table:table-cell table:style-name="Taula3.B11" office:value-type="string">
            <text:p text:style-name="P10">Magnitudes of valleys.</text:p>
          </table:table-cell>
        </table:table-row>
        <table:table-row table:style-name="Taula3.1">
          <table:table-cell table:style-name="Taula3.A11" office:value-type="string">
            <text:p text:style-name="P4">SpectralPeaks:frequencies</text:p>
          </table:table-cell>
          <table:table-cell table:style-name="Taula3.B11" office:value-type="string">
            <text:p text:style-name="P11">Peak distribution on spectra. Freq. Values.</text:p>
          </table:table-cell>
        </table:table-row>
        <table:table-row table:style-name="Taula3.1">
          <table:table-cell table:style-name="Taula3.A11" office:value-type="string">
            <text:p text:style-name="P4">SpectralPeaks:magnitudes</text:p>
          </table:table-cell>
          <table:table-cell table:style-name="Taula3.B11" office:value-type="string">
            <text:p text:style-name="P11">Magnitude of frequencies.</text:p>
          </table:table-cell>
        </table:table-row>
        <table:table-row table:style-name="Taula3.1">
          <table:table-cell table:style-name="Taula3.A11" office:value-type="string">
            <text:p text:style-name="P4">SpectralWhitening</text:p>
          </table:table-cell>
          <table:table-cell table:style-name="Taula3.B11" office:value-type="string">
            <text:p text:style-name="P11">Gets whitened envelope.</text:p>
          </table:table-cell>
        </table:table-row>
        <table:table-row table:style-name="Taula3.1">
          <table:table-cell table:style-name="Taula3.A3" office:value-type="string">
            <text:p text:style-name="P5">StrongDecay</text:p>
          </table:table-cell>
          <table:table-cell table:style-name="Taula3.B3" office:value-type="string">
            <text:p text:style-name="P15"><text:span text:style-name="T6">No</text:span>n-linear combination of the signal energy and the signal temporal centroi<text:span text:style-name="T6">d</text:span></text:p>
          </table:table-cell>
        </table:table-row>
        <table:table-row table:style-name="Taula3.1">
          <table:table-cell table:style-name="Taula3.A11" office:value-type="string">
            <text:p text:style-name="P4">StrongPeak</text:p>
          </table:table-cell>
          <table:table-cell table:style-name="Taula3.B11" office:value-type="string">
            <text:p text:style-name="P13"><text:span text:style-name="T6">S</text:span>pectrum's maximum peak's magnitude and the "bandwidth" of the peak above a threshold</text:p>
          </table:table-cell>
        </table:table-row>
        <table:table-row table:style-name="Taula3.1">
          <table:table-cell table:style-name="Taula3.A11" office:value-type="string">
            <text:p text:style-name="P4">Tristimulus</text:p>
          </table:table-cell>
          <table:table-cell table:style-name="Taula3.B11" office:value-type="string">
            <text:p text:style-name="P12">3 harmonic values describing timbre</text:p>
          </table:table-cell>
        </table:table-row>
        <table:table-row table:style-name="Taula3.55">
          <table:table-cell table:style-name="Taula3.A55" office:value-type="string">
            <text:p text:style-name="P4">ZeroCrossingRate</text:p>
          </table:table-cell>
          <table:table-cell table:style-name="Taula3.B55" office:value-type="string">
            <text:p text:style-name="P11">Rate <text:span text:style-name="T7">representing</text:span> number of sign changes in a signal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9:24:20.248798923</meta:creation-date>
    <dc:date>2016-03-16T19:24:42.500062074</dc:date>
    <meta:editing-duration>PT22S</meta:editing-duration>
    <meta:editing-cycles>1</meta:editing-cycles>
    <meta:document-statistic meta:table-count="1" meta:image-count="0" meta:object-count="0" meta:page-count="2" meta:paragraph-count="110" meta:word-count="354" meta:character-count="2752" meta:non-whitespace-character-count="2501"/>
    <meta:generator>LibreOffice/5.0.2.2$Linux_X86_64 LibreOffice_project/00m0$Build-2</meta:generator>
  </office:meta>
</office:document-meta>
</file>